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svg:stroke-color="#3465a4" draw:fill-color="#f47e4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47e40"/>
      <style:paragraph-properties fo:text-align="center"/>
    </style:style>
  </office:automatic-styles>
  <office:body>
    <office:drawing>
      <draw:page draw:name="page1" draw:style-name="dp1" draw:master-page-name="Default">
        <dr3d:scene draw:style-name="gr1" svg:width="0.4cm" svg:height="0.4cm" svg:x="0.025cm" svg:y="0.01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custom-shape draw:style-name="gr3" draw:text-style-name="P1" draw:layer="layout" svg:width="0.2cm" svg:height="0.2cm" svg:x="0.125cm" svg:y="0.15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003.187250996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8cm" fo:margin-bottom="0.018cm" fo:margin-left="0.018cm" fo:margin-right="0.018cm" fo:page-width="0.45cm" fo:page-height="0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1-03-13T19:27:00.025307091</dc:date>
    <meta:editing-duration>PT31M</meta:editing-duration>
    <meta:editing-cycles>2</meta:editing-cycles>
    <meta:generator>LibreOffice/6.4.6.2$Linux_X86_64 LibreOffice_project/40$Build-2</meta:generator>
    <meta:document-statistic meta:object-count="3"/>
  </office:meta>
</office:document-meta>
</file>